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3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AMIREZ GUERRA, POL KEYV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AMIREZ GUERRA, POL KEYV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ZUMBA VILCHEZ, LESLY KAR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49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50:48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